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1"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style:font-name="Times New Roman1"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1" fo:font-size="12pt" fo:font-weight="bold" style:font-size-asian="12pt" style:font-weight-asian="normal" style:font-size-complex="12pt" style:font-weight-complex="normal"/>
    </style:style>
    <style:style style:name="P6" style:family="paragraph" style:parent-style-name="Text_20_body" style:master-page-name="HTML">
      <style:paragraph-properties fo:margin-top="0cm" fo:margin-bottom="0cm" style:contextual-spacing="false" style:page-number="auto"/>
      <style:text-properties style:font-name="Times New Roman1" fo:font-size="12pt" fo:font-weight="bold" style:font-size-asian="12pt" style:font-size-complex="12pt"/>
    </style:style>
    <style:style style:name="P7"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8" style:family="paragraph" style:parent-style-name="Text_20_body" style:list-style-name="L1">
      <style:paragraph-properties fo:margin-top="0cm" fo:margin-bottom="0cm" style:contextual-spacing="false"/>
      <style:text-properties style:font-name="Times New Roman1" fo:font-size="12pt" officeooo:paragraph-rsid="00126766" style:font-size-asian="12pt" style:font-size-complex="12pt"/>
    </style:style>
    <style:style style:name="P9" style:family="paragraph" style:parent-style-name="Text_20_body" style:list-style-name="L3">
      <style:paragraph-properties fo:margin-top="0cm" fo:margin-bottom="0cm" style:contextual-spacing="false"/>
      <style:text-properties style:font-name="Times New Roman1" fo:font-size="12pt" style:font-size-asian="12pt" style:font-size-complex="12pt"/>
    </style:style>
    <style:style style:name="P10" style:family="paragraph" style:parent-style-name="Text_20_body" style:list-style-name="L4">
      <style:paragraph-properties fo:margin-top="0cm" fo:margin-bottom="0cm" style:contextual-spacing="false"/>
      <style:text-properties style:font-name="Times New Roman1" fo:font-size="12pt" style:font-size-asian="12pt" style:font-size-complex="12pt"/>
    </style:style>
    <style:style style:name="P11" style:family="paragraph" style:parent-style-name="Text_20_body" style:list-style-name="L2">
      <style:paragraph-properties fo:margin-top="0cm" fo:margin-bottom="0cm" style:contextual-spacing="false"/>
      <style:text-properties style:font-name="Times New Roman1" fo:font-size="12pt" fo:font-weight="normal" style:font-size-asian="12pt" style:font-weight-asian="normal" style:font-size-complex="12pt" style:font-weight-complex="normal"/>
    </style:style>
    <style:style style:name="P12"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1" fo:font-size="12pt" style:font-size-asian="12pt" style:font-size-complex="12pt"/>
    </style:style>
    <style:style style:name="P13"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1" fo:font-size="12pt" style:font-size-asian="12pt" style:font-size-complex="12pt"/>
    </style:style>
    <style:style style:name="P14"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1" fo:font-size="12pt" style:font-size-asian="12pt" style:font-size-complex="12pt"/>
    </style:style>
    <style:style style:name="P15"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1" fo:font-size="12pt" style:font-size-asian="12pt" style:font-size-complex="12pt"/>
    </style:style>
    <style:style style:name="P16"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1" fo:font-size="12pt" style:font-size-asian="12pt" style:font-size-complex="12pt"/>
    </style:style>
    <style:style style:name="P17" style:family="paragraph" style:parent-style-name="Text_20_body" style:list-style-name="L3">
      <style:paragraph-properties fo:margin-left="3.752cm" fo:margin-right="0cm" fo:margin-top="0cm" fo:margin-bottom="0cm" style:contextual-spacing="false" fo:text-indent="0cm" style:auto-text-indent="false"/>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style:font-size-asian="12pt" style:font-size-complex="12pt"/>
    </style:style>
    <style:style style:name="T3" style:family="text">
      <style:text-properties officeooo:rsid="00122d5d"/>
    </style:style>
    <style:style style:name="T4" style:family="text">
      <style:text-properties officeooo:rsid="00126766"/>
    </style:style>
    <style:style style:name="T5" style:family="text">
      <style:text-properties officeooo:rsid="00139302"/>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2">Irmina</text:span><text:bookmark text:name="vyiu1"/><text:span text:style-name="T2"> (Herkunft: Altdeutsch/Germanisch, Bedeutung: Die Hohe)</text:span><text:bookmark text:name="r_tv92"/><text:bookmark text:name="r_tv82"/></text:p>
      <text:p text:style-name="P4"><text:bookmark text:name="r_tv9"/><text:bookmark text:name="r_tv8"/></text:p>
      <text:p text:style-name="P4"><text:bookmark text:name="vyiu3"/>Beschreibung<text:bookmark text:name="r_tv91"/><text:bookmark text:name="r_tv81"/></text:p>
      <text:p text:style-name="P3"><text:bookmark text:name="vyiu6"/>Irmina besitzt ein kleines Salben- und Lebensmittelgeschäft in Talras. Sie kennt sich mit Heil- und Manapflanzen, sowie -tränken aus und bereitet letztere auch selbst zu. Dank ihrem umfangreichen Wissen hat sie es weit gebracht und gehört zu den angeseheneren Leuten in Talras.<text:line-break/>Sie stammt ursprünglich aus Talras, ihr Vater war Gerber und ihre Mutter eine Magd des Herzogs. Außerdem ist sie verheiratet. Ihr Mann ist ein reicher Kaufmann aus Holzbruck, der sich momentan dort geschäftlich aufhält.<text:bookmark text:name="r_tv94"/><text:bookmark text:name="r_tv84"/><text:line-break/>Sie hat viel für den Waffenmeister Agihard übrig und ist relativ unglücklich mit ihrem Mann, da er sich sehr oft auf Reisen befindet.</text:p>
      <text:p text:style-name="P5"><text:bookmark text:name="r_tv93"/><text:bookmark text:name="r_tv83"/></text:p>
      <text:p text:style-name="P4">Ort</text:p>
      <text:p text:style-name="P3"><text:bookmark text:name="atp73"/>Außenburg von Talras</text:p>
      <text:p text:style-name="P2"><text:bookmark text:name="r_tv95"/><text:bookmark text:name="r_tv85"/></text:p>
      <text:p text:style-name="P4">Tagesablauf<text:bookmark text:name="vyiu11"/><text:bookmark text:name="vyiu13"/></text:p>
      <text:list xml:id="list8935207944805907291" text:style-name="L1">
        <text:list-item>
          <text:p text:style-name="P7"><text:span text:style-name="T3">Morgens</text:span> - <text:span text:style-name="T3">nachmittags</text:span> – Steht hinter ihrem Marktstand und verkauft Waren.</text:p>
        </text:list-item>
        <text:list-item>
          <text:p text:style-name="P8"><text:span text:style-name="T3">Nachmittags – 17.00 Uhr – Befindet sich in ihrem Haus.</text:span></text:p>
        </text:list-item>
        <text:list-item>
          <text:p text:style-name="P8"><text:span text:style-name="T3">17.00 Uhr – abends – Steht hinter ihrem Marktstand und verkauft Waren.</text:span></text:p>
        </text:list-item>
        <text:list-item>
          <text:p text:style-name="P8"><text:span text:style-name="T4">Nachts</text:span> – Schläft in ihrem Haus.</text:p>
        </text:list-item>
      </text:list>
      <text:p text:style-name="P2"><text:bookmark text:name="r_tv96"/><text:bookmark text:name="r_tv86"/></text:p>
      <text:p text:style-name="P4"><text:bookmark text:name="vyiu16"/>Zugehörigkeit</text:p>
      <text:p text:style-name="P2">Bürger<text:bookmark text:name="f-855"/></text:p>
      <text:p text:style-name="P2"><text:bookmark text:name="r_tv97"/><text:bookmark text:name="r_tv87"/></text:p>
      <text:p text:style-name="P4"><text:bookmark text:name="f-856"/>Aufträge<text:bookmark text:name="r_tv98"/><text:bookmark text:name="r_tv88"/></text:p>
      <text:list xml:id="list8797077544659845732" text:style-name="L2">
        <text:list-item>
          <text:p text:style-name="P11">Sekundär – Talras' mutiger Waffenmeister</text:p>
        </text:list-item>
      </text:list>
      <text:p text:style-name="P2"><text:bookmark text:name="r_tv99"/><text:bookmark text:name="r_tv89"/></text:p>
      <text:p text:style-name="P4"><text:bookmark text:name="ik9t1"/>Dialog<text:bookmark text:name="ik9t"/><text:bookmark text:name="vyiu24"/></text:p>
      <text:list xml:id="list1626195120269728080" text:style-name="L3">
        <text:list-item>
          <text:p text:style-name="P9">Hallo.</text:p>
          <text:list>
            <text:list-item>
              <text:p text:style-name="P9"><text:bookmark text:name="f0wr"/><text:bookmark text:name="ik9t2"/>N: <text:bookmark text:name="gg5p"/>Hallo. Möchtest du zufällig etwas bei mir kaufen?</text:p>
            </text:list-item>
            <text:list-item>
              <text:p text:style-name="P12">Was verkaufst du denn?</text:p>
            </text:list-item>
            <text:list-item>
              <text:p text:style-name="P13">N: Alles was man braucht, um den Alltag, ob nun den eines gewöhnlichen Bürgers oder eines Kriegers, gut zu überstehen. Tränke, Salben, Kräuter, Lebensmittel und noch ein paar andere Sachen.</text:p>
            </text:list-item>
            <text:list-item>
              <text:p text:style-name="P13">N: Sieh's dir einfach mal an!</text:p>
            </text:list-item>
            <text:list-item>
              <text:p text:style-name="P12">Nein.</text:p>
            </text:list-item>
            <text:list-item>
              <text:p text:style-name="P13">N: Toll, sind den Leuten auf einmal die Goldmünzen ausgegangen oder was? Plötzlich, bei Kriegsgefahr sparen sie alle, dabei sollten sie es doch lieber jetzt nochmal ausgeben. Wie auch immer, ist ja deine Sache.</text:p>
            </text:list-item>
          </text:list>
        </text:list-item>
        <text:list-item>
          <text:p text:style-name="P9"><text:bookmark text:name="gg5p1"/>Wer bist du? (Nach Begrüßung)</text:p>
          <text:list>
            <text:list-item>
              <text:p text:style-name="P9"><text:bookmark text:name="fdvr"/><text:bookmark text:name="ik9t10"/>N: <text:bookmark text:name="dnw_"/>Ich bin Irmina und sowohl der Stand hier als auch das Haus daneben gehören meinem Mann und mir. Ich verkaufe hier meine Ware, also falls du was brauchst ...</text:p>
            </text:list-item>
            <text:list-item>
              <text:p text:style-name="P9">N: Ich kenne mich mit Kräutern und anderen Pflanzen bestens aus und weiß, wie man sich alle möglichen nützlichen Dinge zusammenmischt. Man könnte fast sagen, ich sei eine Alchemistin.</text:p>
            </text:list-item>
            <text:list-item>
              <text:p text:style-name="P9"><text:bookmark text:name="ik9t111"/>C: Klingt gut.</text:p>
            </text:list-item>
            <text:list-item>
              <text:p text:style-name="P9">N: Das will ich doch meinen. Ich mache auch gerechte Preise, denn ich habe selbst genug zum Leben und wenn mein Mann wieder aus Holzbruck zurückkehrt, dann werde ich vermutlich mein Geschäft schließen und mich meinen Studien widmen.</text:p>
            </text:list-item>
            <text:list-item>
              <text:p text:style-name="P9">N: Das bringt nämlich letztlich mehr als die harte Arbeit hier.</text:p>
            </text:list-item>
            <text:list-item>
              <text:p text:style-name="P14">Kannst du mir auch was Spezielles brauen oder mischen? (Nach „Wer bist du?“)</text:p>
            </text:list-item>
            <text:list-item>
              <text:p text:style-name="P15">N: Natürlich, aber das kostet dich auch ein <text:span text:style-name="T5">w</text:span>enig und du musst mir die Zutaten beschaffen.</text:p>
            </text:list-item>
            <text:list-item>
              <text:p text:style-name="P15"><text:soft-page-break/>N: Ich muss hier nämlich meinen Laden führen und ich habe keine Lust mich noch um einen Bauern oder Jäger zu kümmern, der das für mich macht.</text:p>
            </text:list-item>
            <text:list-item>
              <text:p text:style-name="P15">N: Am besten gebe ich dir Abschriften meiner Zutaten- und Preislisten für besondere Tränke. Manche Zutaten sind sehr selten, was ja auch erklärt, warum ich sie nicht in meinem Sortiment habe.</text:p>
            </text:list-item>
            <text:list-item>
              <text:p text:style-name="P15">Charakter erhält:</text:p>
            </text:list-item>
            <text:list-item>
              <text:p text:style-name="P12">Stärketrank-Zutaten</text:p>
            </text:list-item>
            <text:list-item>
              <text:p text:style-name="P12">Geschicklichkeitstrank-Zutaten</text:p>
            </text:list-item>
            <text:list-item>
              <text:p text:style-name="P12">Reinigungstrank-Zutaten</text:p>
            </text:list-item>
            <text:list-item>
              <text:p text:style-name="P14">Was macht dein Mann in Holzbruck? (Nach „Wer bist du?“)</text:p>
            </text:list-item>
            <text:list-item>
              <text:p text:style-name="P15">N: Er hat dort Geschäfte zu erledigen. Er ist ein wohlhabender Kaufmann und handelt mit Salz, dem weißen Gold. Vor ein paar Monaten ist er mit einigen Wagen aufgebrochen, um sein Salz in Holzbruck zu verkaufen.</text:p>
            </text:list-item>
            <text:list-item>
              <text:p text:style-name="P15">N: Du musst wissen, dass er ursprünglich aus Holzbruck kommt und sich hier nur meinetwegen niedergelassen hat.</text:p>
            </text:list-item>
            <text:list-item>
              <text:p text:style-name="P15">N: Ich bin froh, einen solchen Mann getroffen und geheiratet zu haben. Meine Eltern waren einfache Leute und mussten noch viel härter arbeiten als ich und nun haben wir unser eigenes Haus hier und mir geht’s eigentlich recht gut.</text:p>
            </text:list-item>
            <text:list-item>
              <text:p text:style-name="P15">N: Na ja, jetzt da Krieg herrschen wird, sollten wir vielleicht woanders hingehen. Holzbruck gefällt mir zwar, aber das ist ja noch näher an der Grenze. Ich hoffe nur, dass meinem Mann nichts passiert.</text:p>
            </text:list-item>
            <text:list-item>
              <text:p text:style-name="P15">N: Er ist zwar ein netter Kerl, aber kein besonders starker. Ich glaube, er würde den Feinden, die in unser Königreich einfallen eher einen Handel vorschlagen als ihnen mit dem Schwert entgegenzutreten. Ganz anders als Agihard … (seufzt)</text:p>
            </text:list-item>
            <text:list-item>
              <text:p text:style-name="P15">C: Agihard?</text:p>
            </text:list-item>
            <text:list-item>
              <text:p text:style-name="P15">N: Ja, der Waffenmeister von Talras. Das ist ein starker Krieger. Egal was andere von ihm denken, ich weiß, dass er ein gutes Herz hat und Mut noch dazu. Ich glaube, er ist nur etwas einsam.</text:p>
            </text:list-item>
            <text:list-item>
              <text:p text:style-name="P12">Also Agihard, der mutige Waffenmeister!</text:p>
            </text:list-item>
            <text:list-item>
              <text:p text:style-name="P13">N: Ich weiß, ich sollte nicht so daherreden, aber was ich empfinde, ist nun mal da. Ich wünschte nur, er käme eines Tages mal zu mir, um etwas zu kaufen, dann könnte ich mich nett mit ihm unterhalten.</text:p>
            </text:list-item>
            <text:list-item>
              <text:p text:style-name="P13">C: Unterhalten ...</text:p>
            </text:list-item>
            <text:list-item>
              <text:p text:style-name="P13">N: Ja! Ich würde ihm auch was umsonst geben.</text:p>
            </text:list-item>
            <text:list-item>
              <text:p text:style-name="P13">C: Davon bin ich überzeugt (lacht).</text:p>
            </text:list-item>
            <text:list-item>
              <text:p text:style-name="P13">Neuer Auftrag: „Talras' mutiger Waffenmeister“</text:p>
            </text:list-item>
            <text:list-item>
              <text:p text:style-name="P12">Glückwunsch!</text:p>
            </text:list-item>
            <text:list-item>
              <text:p text:style-name="P13">N: Ja, Glück wünsche ich ihm wahrlich (seufzt).</text:p>
            </text:list-item>
            <text:list-item>
              <text:p text:style-name="P14">Agihard mag dich. (Auftragsziel 1 des Auftrags „Talras' mutiger Waffenmeister“ ist abgeschlossen)</text:p>
            </text:list-item>
            <text:list-item>
              <text:p text:style-name="P15">N: Was … äh .. wie bitte? Hast du etwa mit ihm gesprochen?</text:p>
            </text:list-item>
            <text:list-item>
              <text:p text:style-name="P15">C: Ja.</text:p>
            </text:list-item>
            <text:list-item>
              <text:p text:style-name="P15">N: Du hast ihm doch nicht erzählt, was ich dir gesagt habe, oder?</text:p>
            </text:list-item>
            <text:list-item>
              <text:p text:style-name="P15">C: Also …</text:p>
            </text:list-item>
            <text:list-item>
              <text:p text:style-name="P15">N: Wie konntest du nur? Jetzt denkt er bestimmt etwas Falsches von mir.</text:p>
            </text:list-item>
            <text:list-item>
              <text:p text:style-name="P15">C: …</text:p>
            </text:list-item>
            <text:list-item>
              <text:p text:style-name="P15">N: Was … also was hat er denn gesagt, also was genau?</text:p>
            </text:list-item>
            <text:list-item>
              <text:p text:style-name="P15">C: Er meinte nur, dass er dich sehr gerne hat und vielleicht mal in nächster Zeit bei dir vorbeischaut.</text:p>
            </text:list-item>
            <text:list-item>
              <text:p text:style-name="P15">N: Tatsächlich! Ich meine, tatsächlich? Das wäre toll. Endlich mal eine gute Neuigkeit. Hier hast du ein paar Salben, danke!</text:p>
            </text:list-item>
            <text:list-item>
              <text:p text:style-name="P15">Auftrag „Talras' mutiger Waffenmeister“ abgeschlossen</text:p>
            </text:list-item>
            <text:list-item>
              <text:p text:style-name="P14">Ich gehe nach Holzbruck. (Nach Begrüßung und Auftrag „Der Weg nach Holzbruck“ ist aktiv)</text:p>
              <text:list>
                <text:list-item>
                  <text:p text:style-name="P14"><text:bookmark text:name="fdvr1"/><text:bookmark text:name="fdvr2"/><text:bookmark text:name="ik9t16"/>N:<text:bookmark text:name="dnw_0"/> Tatsächlich? Nun, ich wünsche dir viel Glück und bitte sieh nach meinem Mann! Sein <text:soft-page-break/>Name ist Lambert. Hier, nimm noch diese Tränke! Ich hoffe, sie werden dir von Nutzen sein.</text:p>
                </text:list-item>
                <text:list-item>
                  <text:p text:style-name="P14">Charakter erhält Heiltränke</text:p>
                </text:list-item>
                <text:list-item>
                  <text:p text:style-name="P16">Braue mir einen speziellen Trank! (Nachdem der Charakter danach gefragt hat)</text:p>
                </text:list-item>
                <text:list-item>
                  <text:p text:style-name="P14">(Irmina braut keinen speziellen Trank für den Charakter)</text:p>
                </text:list-item>
                <text:list-item>
                  <text:p text:style-name="P15">N: Gut, wenn du die Zutaten und Goldmünzen hast. Welcher darf's denn sein?</text:p>
                </text:list-item>
                <text:list-item>
                  <text:p text:style-name="P12">Ein Stärketrank.</text:p>
                </text:list-item>
                <text:list-item>
                  <text:p text:style-name="P13">(Charakter hat die nötigen Zutaten und die geforderten Goldmünzen)</text:p>
                </text:list-item>
                <text:list-item>
                  <text:p text:style-name="P17">N: Gut, komm in ein paar Minuten wieder!</text:p>
                </text:list-item>
                <text:list-item>
                  <text:p text:style-name="P17">Charakter gibt Irmina die Zutaten.</text:p>
                </text:list-item>
                <text:list-item>
                  <text:p text:style-name="P13">(Dem Charakter fehlen die nötigen Zutaten)</text:p>
                </text:list-item>
                <text:list-item>
                  <text:p text:style-name="P17">N: Und wie ohne die nötigen Zutaten?</text:p>
                </text:list-item>
                <text:list-item>
                  <text:p text:style-name="P13">(Dem Charakter fehlen die geforderten Goldmünzen)</text:p>
                </text:list-item>
                <text:list-item>
                  <text:p text:style-name="P17">N: Ohne Bezahlung sicher nicht!</text:p>
                </text:list-item>
                <text:list-item>
                  <text:p text:style-name="P12">Ein Geschicklichkeitstrank.</text:p>
                </text:list-item>
                <text:list-item>
                  <text:p text:style-name="P13">Obiges.</text:p>
                </text:list-item>
                <text:list-item>
                  <text:p text:style-name="P12">Ein Reinigungstrank.</text:p>
                </text:list-item>
                <text:list-item>
                  <text:p text:style-name="P13">Obiges.</text:p>
                </text:list-item>
                <text:list-item>
                  <text:p text:style-name="P14">(Irmina braut bereits einen speziellen Trank für den Charakter)</text:p>
                </text:list-item>
                <text:list-item>
                  <text:p text:style-name="P15">N: Ich braue dir doch bereits einen. Warte erstmal bis der fertig ist, dann sehen wir weiter!</text:p>
                </text:list-item>
                <text:list-item>
                  <text:p text:style-name="P14">(Irmina braut keinen speziellen Trank, der Charakter hat sich den letzten aber noch nicht abgeholt)</text:p>
                </text:list-item>
                <text:list-item>
                  <text:p text:style-name="P15">N: Gut, hier hast du noch deinen letzten Trank und welcher darf's als Nächstes sein?</text:p>
                </text:list-item>
                <text:list-item>
                  <text:p text:style-name="P15">Obige Liste.</text:p>
                </text:list-item>
                <text:list-item>
                  <text:p text:style-name="P16">Hast du den Trank für mich? (Irmina braut einen Trank für den Charakter oder ist bereits fertig damit)</text:p>
                </text:list-item>
                <text:list-item>
                  <text:p text:style-name="P14">(Der Trank ist fertig)</text:p>
                </text:list-item>
                <text:list-item>
                  <text:p text:style-name="P15">N: Ja. Bitteschön, hier hast du ihn.</text:p>
                </text:list-item>
              </text:list>
            </text:list-item>
          </text:list>
        </text:list-item>
        <text:list-item>
          <text:p text:style-name="P12">(Der Trank ist noch nicht fertig)</text:p>
        </text:list-item>
        <text:list-item>
          <text:p text:style-name="P13">N: Nein. Es dauert noch eine Weile.</text:p>
        </text:list-item>
      </text:list>
      <text:p text:style-name="P2"><text:bookmark text:name="vyiu53"/><text:line-break/><text:bookmark text:name="adhu1"/><text:span text:style-name="T1">Handel</text:span><text:bookmark text:name="adhu"/><text:bookmark text:name="vyiu54"/></text:p>
      <text:list xml:id="list6166737523717297908" text:style-name="L4">
        <text:list-item>
          <text:p text:style-name="P10">Brotlaib</text:p>
        </text:list-item>
        <text:list-item>
          <text:p text:style-name="P10">Schinken</text:p>
        </text:list-item>
        <text:list-item>
          <text:p text:style-name="P10">Kleiner Heiltränk</text:p>
        </text:list-item>
        <text:list-item>
          <text:p text:style-name="P10">Heiltrank</text:p>
        </text:list-item>
        <text:list-item>
          <text:p text:style-name="P10">Großer Heiltrank</text:p>
        </text:list-item>
        <text:list-item>
          <text:p text:style-name="P10">Kleiner Manatrank</text:p>
        </text:list-item>
        <text:list-item>
          <text:p text:style-name="P10">Manatrank</text:p>
        </text:list-item>
        <text:list-item>
          <text:p text:style-name="P10">Großer Manatrank</text:p>
        </text:list-item>
        <text:list-item>
          <text:p text:style-name="P10">Heilkraut</text:p>
        </text:list-item>
        <text:list-item>
          <text:p text:style-name="P10">Manakra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Tamino Dauth</meta:initial-creator>
    <meta:creation-date>2009-08-14T22:20:41</meta:creation-date>
    <dc:date>2015-04-19T14:11:47.020000000</dc:date>
    <dc:language>en-US</dc:language>
    <meta:editing-cycles>119</meta:editing-cycles>
    <meta:editing-duration>PT4H40M6S</meta:editing-duration>
    <meta:document-statistic meta:table-count="0" meta:image-count="0" meta:object-count="0" meta:page-count="3" meta:paragraph-count="103" meta:word-count="1187" meta:character-count="6817" meta:non-whitespace-character-count="5816"/>
    <meta:user-defined meta:name="Info 1"/>
    <meta:user-defined meta:name="Info 2"/>
    <meta:user-defined meta:name="Info 3"/>
    <meta:user-defined meta:name="Info 4"/>
    <meta:hyperlink-behaviour office:target-frame-name="_top" xlink:show="replace"/>
  </office:meta>
</office:document-meta>
</file>